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80000000807962557D.png" manifest:media-type="image/png"/>
  <manifest:file-entry manifest:full-path="Pictures/100002010000032000000320A0E011D8.png" manifest:media-type="image/png"/>
  <manifest:file-entry manifest:full-path="Pictures/100002010000038400000384FA91650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draw:stroke="none" draw:fill="solid" draw:fill-color="#80808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svg:stroke-color="#ffff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solid" draw:fill-color="#808080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0cm"/>
    </style:style>
    <style:style style:name="gr14" style:family="graphic" style:parent-style-name="objectwithoutfill">
      <style:graphic-properties svg:stroke-width="0.051cm" draw:marker-start-width="0.279cm" draw:marker-end="Arrow" draw:marker-end-width="0.229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381cm"/>
    </style:style>
    <style:style style:name="gr16" style:family="graphic" style:parent-style-name="standard">
      <style:graphic-properties draw:stroke="none" draw:fill="none" draw:color-mode="standard" draw:luminance="0%" draw:contrast="0%" draw:gamma="100%" draw:red="0%" draw:green="0%" draw:blue="0%" fo:clip="rect(5.334cm, 0cm, 0cm, 0cm)" draw:image-opacity="100%" style:mirror="none"/>
    </style:style>
    <style:style style:name="gr17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.356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0.461cm" draw:shadow-opacity="50%"/>
    </style:style>
    <style:style style:name="gr21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0.512cm" draw:shadow-opacity="50%"/>
    </style:style>
    <style:style style:name="gr22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0.579cm" draw:shadow-opacity="50%"/>
    </style:style>
    <style:style style:name="gr23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0.378cm" draw:shadow-opacity="50%"/>
    </style:style>
    <style:style style:name="gr24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1.224cm" draw:shadow-opacity="50%"/>
    </style:style>
    <style:style style:name="gr25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0.637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text-properties fo:font-size="14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8pt" style:font-size-complex="18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10pt" style:font-size-asian="18pt" style:font-size-complex="18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2pt" style:font-weight-asian="normal"/>
    </style:style>
    <style:style style:name="P12" style:family="paragraph">
      <style:text-properties fo:font-size="12pt" style:font-size-asian="16pt" style:font-weight-asian="normal" style:font-size-complex="16pt"/>
    </style:style>
    <style:style style:name="P13" style:family="paragraph">
      <style:paragraph-properties fo:text-align="center"/>
      <style:text-properties fo:font-size="12pt" style:font-size-asian="16pt" style:font-weight-asian="normal" style:font-size-complex="16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8pt" style:font-size-complex="18pt"/>
    </style:style>
    <style:style style:name="T7" style:family="text">
      <style:text-properties fo:font-size="12pt" style:font-size-asian="16pt" style:font-weight-asian="normal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1cm" svg:height="1.436cm" svg:x="8.994cm" svg:y="2.358cm">
          <text:p text:style-name="P1"><text:span text:style-name="T1">Device Under Tes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644cm" svg:y1="4.302cm" svg:x2="12.598cm" svg:y2="5.95cm" draw:start-shape="id1" draw:start-glue-point="2" draw:end-shape="id2" draw:end-glue-point="1" svg:d="m14644 4302v1648h-2046" svg:viewBox="0 0 2047 1649">
          <text:p/>
        </draw:connector>
        <draw:line draw:style-name="gr2" draw:text-style-name="P3" draw:layer="layout" svg:x1="7.297cm" svg:y1="3.032cm" svg:x2="8.948cm" svg:y2="3.032cm">
          <text:p/>
        </draw:line>
        <draw:line draw:style-name="gr2" draw:text-style-name="P3" draw:layer="layout" svg:x1="12.504cm" svg:y1="3.032cm" svg:x2="14.155cm" svg:y2="3.032cm">
          <text:p/>
        </draw:line>
        <draw:line draw:style-name="gr2" draw:text-style-name="P3" draw:layer="layout" svg:x1="7.297cm" svg:y1="5.953cm" svg:x2="9.202cm" svg:y2="5.953cm">
          <text:p/>
        </draw:line>
        <draw:line draw:style-name="gr2" draw:text-style-name="P3" draw:layer="layout" svg:x1="10.98cm" svg:y1="6.615cm" svg:x2="10.98cm" svg:y2="7.504cm">
          <text:p/>
        </draw:line>
        <draw:custom-shape draw:style-name="gr1" draw:text-style-name="P2" xml:id="id2" draw:id="id2" draw:layer="layout" svg:width="3.393cm" svg:height="1.458cm" svg:x="9.205cm" svg:y="5.221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822cm" svg:height="0.806cm" svg:x="9.583cm" svg:y="7.504cm">
          <draw:text-box>
            <text:p><text:span text:style-name="T2">Pass / Fail</text:span></text:p>
          </draw:text-box>
        </draw:frame>
        <draw:custom-shape draw:style-name="gr4" draw:text-style-name="P5" draw:layer="layout" svg:width="1.053cm" svg:height="2.413cm" svg:x="6.281cm" svg:y="1.889cm">
          <text:p text:style-name="P1"><text:span text:style-name="T3">..10</text:span></text:p>
          <text:p text:style-name="P1"><text:span text:style-name="T3">..11</text:span></text:p>
          <text:p text:style-name="P1"><text:span text:style-name="T3">..00</text:span></text:p>
          <text:p text:style-name="P1"><text:span text:style-name="T3">..01</text:span></text:p>
          <text:p text:style-name="P1"><text:span text:style-name="T3">..</text:span></text:p>
          <text:p text:style-name="P1"><text:span text:style-name="T3">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1.053cm" svg:height="2.413cm" svg:x="14.118cm" svg:y="1.889cm">
          <text:p text:style-name="P1"><text:span text:style-name="T3">..10</text:span></text:p>
          <text:p text:style-name="P1"><text:span text:style-name="T3">..01</text:span></text:p>
          <text:p text:style-name="P1"><text:span text:style-name="T3">..10</text:span></text:p>
          <text:p text:style-name="P1"><text:span text:style-name="T3">..01</text:span></text:p>
          <text:p text:style-name="P1"><text:span text:style-name="T3">..</text:span></text:p>
          <text:p text:style-name="P1"><text:span text:style-name="T3">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053cm" svg:height="2.291cm" svg:x="6.281cm" svg:y="4.805cm">
          <text:p text:style-name="P1"><text:span text:style-name="T3">..11</text:span></text:p>
          <text:p text:style-name="P1"><text:span text:style-name="T3">..01..10</text:span></text:p>
          <text:p text:style-name="P1"><text:span text:style-name="T3">..01</text:span></text:p>
          <text:p text:style-name="P1"><text:span text:style-name="T3">..</text:span></text:p>
          <text:p text:style-name="P1"><text:span text:style-name="T3">..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085cm" svg:height="1.433cm" svg:x="4.259cm" svg:y="5.445cm">
          <draw:text-box>
            <text:p text:style-name="P1"><text:span text:style-name="T4">Standard </text:span></text:p>
            <text:p text:style-name="P1"><text:span text:style-name="T4">Output </text:span></text:p>
            <text:p text:style-name="P1"><text:span text:style-name="T4">Response</text:span></text:p>
          </draw:text-box>
        </draw:frame>
        <draw:frame draw:style-name="gr5" draw:text-style-name="P6" draw:layer="layout" svg:width="2.255cm" svg:height="1.039cm" svg:x="4.132cm" svg:y="2.47cm">
          <draw:text-box>
            <text:p text:style-name="P1"><text:span text:style-name="T4">Input </text:span></text:p>
            <text:p text:style-name="P1"><text:span text:style-name="T4">Pattern Set</text:span></text:p>
          </draw:text-box>
        </draw:frame>
        <draw:frame draw:style-name="gr5" draw:text-style-name="P6" draw:layer="layout" svg:width="2.085cm" svg:height="1.039cm" svg:x="15.171cm" svg:y="2.524cm">
          <draw:text-box>
            <text:p text:style-name="P1"><text:span text:style-name="T4">Output</text:span></text:p>
            <text:p text:style-name="P1"><text:span text:style-name="T4">Response</text:span></text:p>
          </draw:text-box>
        </draw:frame>
        <draw:line draw:style-name="gr6" draw:text-style-name="P7" draw:layer="layout" svg:x1="3.286cm" svg:y1="14.462cm" svg:x2="3.286cm" svg:y2="10.525cm">
          <text:p/>
        </draw:line>
        <draw:line draw:style-name="gr6" draw:text-style-name="P1" draw:layer="layout" svg:x1="3.286cm" svg:y1="14.462cm" svg:x2="17.002cm" svg:y2="14.462cm">
          <text:p/>
        </draw:line>
        <draw:frame draw:style-name="gr3" draw:text-style-name="P8" draw:layer="layout" svg:width="2.648cm" svg:height="0.725cm" draw:transform="rotate (1.5707963267949) translate (2.37cm 14.024cm)">
          <draw:text-box>
            <text:p><text:span text:style-name="T5">Failure rate</text:span></text:p>
          </draw:text-box>
        </draw:frame>
        <draw:frame draw:style-name="gr3" draw:text-style-name="P8" draw:layer="layout" svg:width="3.732cm" svg:height="0.725cm" svg:x="7.777cm" svg:y="14.58cm">
          <draw:text-box>
            <text:p><text:span text:style-name="T5">Operational Time</text:span></text:p>
          </draw:text-box>
        </draw:frame>
        <draw:path draw:style-name="gr7" draw:text-style-name="P1" draw:layer="layout" svg:width="4.595cm" svg:height="12.528cm" draw:transform="rotate (-1.39608886867026) translate (16.0050287742211cm 9.23625222618082cm)" svg:viewBox="0 0 4596 12529" svg:d="m0 12529c2192 0 3075-618 3230-1494s905-5127 1324-7504-2472-3531-2472-3531">
          <text:p/>
        </draw:path>
        <draw:line draw:style-name="gr8" draw:text-style-name="P7" draw:layer="layout" svg:x1="5.618cm" svg:y1="11.16cm" svg:x2="5.618cm" svg:y2="14.335cm">
          <text:p/>
        </draw:line>
        <draw:line draw:style-name="gr8" draw:text-style-name="P7" draw:layer="layout" svg:x1="13.289cm" svg:y1="11.16cm" svg:x2="13.289cm" svg:y2="14.335cm">
          <text:p/>
        </draw:line>
        <draw:frame draw:style-name="gr3" draw:text-style-name="P7" draw:layer="layout" svg:width="1.924cm" svg:height="1.039cm" svg:x="8.601cm" svg:y="11.137cm">
          <draw:text-box>
            <text:p text:style-name="P1"><text:span text:style-name="T6">Random </text:span></text:p>
            <text:p text:style-name="P1"><text:span text:style-name="T6">Failures</text:span></text:p>
          </draw:text-box>
        </draw:frame>
        <draw:frame draw:style-name="gr3" draw:text-style-name="P7" draw:layer="layout" svg:width="2.039cm" svg:height="1.039cm" svg:x="13.827cm" svg:y="11.16cm">
          <draw:text-box>
            <text:p text:style-name="P1"><text:span text:style-name="T6">Wear-out </text:span></text:p>
            <text:p text:style-name="P1"><text:span text:style-name="T6">Failures</text:span></text:p>
          </draw:text-box>
        </draw:frame>
        <draw:frame draw:style-name="gr3" draw:text-style-name="P7" draw:layer="layout" svg:width="1.751cm" svg:height="1.039cm" svg:x="3.667cm" svg:y="11.16cm">
          <draw:text-box>
            <text:p text:style-name="P1"><text:span text:style-name="T6">Early </text:span></text:p>
            <text:p text:style-name="P1"><text:span text:style-name="T6">Failures</text:span></text:p>
          </draw:text-box>
        </draw:frame>
        <draw:custom-shape draw:style-name="gr9" draw:text-style-name="P7" draw:layer="layout" svg:width="1.143cm" svg:height="3.81cm" svg:x="3.667cm" svg:y="16.7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143cm" svg:height="3.81cm" svg:x="5.699cm" svg:y="16.7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889cm" svg:x="3.286cm" svg:y="16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762cm" svg:height="0.889cm" svg:x="4.302cm" svg:y="19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7" draw:layer="layout" svg:width="1.606cm" svg:height="0.116cm" draw:transform="rotate (0.320442450666159) translate (5.53716084589358cm 18.9680644074063cm)" svg:viewBox="0 0 1607 117" svg:d="m0 101c289 36 583 8 870-42l281-17 274 8 182-50">
          <text:p/>
        </draw:path>
        <draw:path draw:style-name="gr12" draw:text-style-name="P7" draw:layer="layout" svg:width="0.471cm" svg:height="1.136cm" svg:x="5.018cm" svg:y="17.01cm" svg:viewBox="0 0 472 1137" svg:d="m0 90c518-331 84 352 367 471l105 262-157 262 26 52z">
          <text:p/>
        </draw:path>
        <draw:frame draw:style-name="gr3" draw:text-style-name="P9" draw:layer="layout" svg:width="1.145cm" svg:height="0.645cm" svg:x="1.887cm" svg:y="17.109cm">
          <draw:text-box>
            <text:p><text:span text:style-name="T6">void</text:span></text:p>
          </draw:text-box>
        </draw:frame>
        <draw:frame draw:style-name="gr3" draw:text-style-name="P9" draw:layer="layout" svg:width="1.476cm" svg:height="0.645cm" svg:x="1.556cm" svg:y="19.151cm">
          <draw:text-box>
            <text:p><text:span text:style-name="T6">hillock</text:span></text:p>
          </draw:text-box>
        </draw:frame>
        <draw:frame draw:style-name="gr3" draw:text-style-name="P9" draw:layer="layout" svg:width="2.276cm" svg:height="0.645cm" svg:x="7.36cm" svg:y="17.119cm">
          <draw:text-box>
            <text:p><text:span text:style-name="T6">metal silver</text:span></text:p>
          </draw:text-box>
        </draw:frame>
        <draw:frame draw:style-name="gr13" draw:text-style-name="P9" draw:layer="layout" svg:width="1.349cm" svg:height="0.772cm" svg:x="7.477cm" svg:y="18.643cm">
          <draw:text-box>
            <text:p><text:span text:style-name="T6">crack</text:span></text:p>
          </draw:text-box>
        </draw:frame>
        <draw:line draw:style-name="gr14" draw:text-style-name="P1" draw:layer="layout" svg:x1="7.477cm" svg:y1="17.5cm" svg:x2="5.445cm" svg:y2="17.5cm">
          <text:p/>
        </draw:line>
        <draw:line draw:style-name="gr14" draw:text-style-name="P1" draw:layer="layout" svg:x1="7.477cm" svg:y1="18.897cm" svg:x2="5.953cm" svg:y2="18.897cm">
          <text:p/>
        </draw:line>
        <draw:line draw:style-name="gr14" draw:text-style-name="P1" draw:layer="layout" svg:x1="2.905cm" svg:y1="17.5cm" svg:x2="3.794cm" svg:y2="17.5cm">
          <text:p/>
        </draw:line>
        <draw:line draw:style-name="gr14" draw:text-style-name="P1" draw:layer="layout" svg:x1="2.905cm" svg:y1="19.532cm" svg:x2="4.81cm" svg:y2="19.532cm">
          <text:p/>
        </draw:line>
        <draw:frame draw:style-name="gr15" draw:text-style-name="P10" draw:layer="layout" svg:width="4.064cm" svg:height="0.645cm" svg:x="3.413cm" svg:y="21.056cm">
          <draw:text-box>
            <text:p><text:span text:style-name="T4">On-chip interconnects</text:span></text:p>
          </draw:text-box>
        </draw:frame>
        <draw:line draw:style-name="gr14" draw:text-style-name="P1" draw:layer="layout" svg:x1="4.302cm" svg:y1="21.183cm" svg:x2="4.302cm" svg:y2="20.548cm">
          <text:p/>
        </draw:line>
        <draw:line draw:style-name="gr14" draw:text-style-name="P1" draw:layer="layout" svg:x1="6.207cm" svg:y1="21.183cm" svg:x2="6.207cm" svg:y2="20.548cm">
          <text:p/>
        </draw:line>
        <draw:frame draw:style-name="gr16" draw:text-style-name="P1" draw:layer="layout" svg:width="2.056cm" svg:height="1.574cm" svg:x="18.044cm" svg:y="23.805cm">
          <draw:image xlink:href="Pictures/100002010000032000000320A0E011D8.png" xlink:type="simple" xlink:show="embed" xlink:actuate="onLoad">
            <text:p/>
          </draw:image>
        </draw:frame>
        <draw:frame draw:style-name="gr17" draw:text-style-name="P1" draw:layer="layout" svg:width="1.218cm" svg:height="1.34cm" svg:x="9.741cm" svg:y="23.879cm">
          <draw:image xlink:href="Pictures/1000020100000080000000807962557D.png" xlink:type="simple" xlink:show="embed" xlink:actuate="onLoad">
            <text:p/>
          </draw:image>
        </draw:frame>
        <draw:g>
          <draw:frame draw:style-name="gr18" draw:text-style-name="P11" draw:layer="layout" svg:width="1.277cm" svg:height="1.278cm" svg:x="14.331cm" svg:y="18.521cm">
            <draw:image xlink:href="Pictures/100002010000038400000384FA916506.png" xlink:type="simple" xlink:show="embed" xlink:actuate="onLoad">
              <text:p/>
            </draw:image>
          </draw:frame>
          <draw:frame draw:style-name="gr18" draw:text-style-name="P11" draw:layer="layout" svg:width="1.279cm" svg:height="1.276cm" svg:x="14.011cm" svg:y="18.842cm">
            <draw:image xlink:href="Pictures/100002010000038400000384FA916506.png" xlink:type="simple" xlink:show="embed" xlink:actuate="onLoad">
              <text:p/>
            </draw:image>
          </draw:frame>
          <draw:frame draw:style-name="gr18" draw:text-style-name="P11" draw:layer="layout" svg:width="1.276cm" svg:height="1.279cm" svg:x="13.693cm" svg:y="19.16cm">
            <draw:image xlink:href="Pictures/100002010000038400000384FA916506.png" xlink:type="simple" xlink:show="embed" xlink:actuate="onLoad">
              <text:p/>
            </draw:image>
          </draw:frame>
        </draw:g>
        <draw:custom-shape draw:style-name="gr19" draw:text-style-name="P11" draw:layer="layout" svg:width="0.799cm" svg:height="1.911cm" svg:x="10.018cm" svg:y="21.7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1" draw:layer="layout" svg:width="0.797cm" svg:height="1.911cm" svg:x="18.526cm" svg:y="21.6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1" draw:layer="layout" svg:width="8.947cm" svg:height="0.401cm" svg:x="10.214cm" svg:y="21.649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.784cm" svg:height="0.725cm" svg:x="9.382cm" svg:y="22.209cm">
          <draw:text-box>
            <text:p><text:span text:style-name="T7"><text:s/></text:span><text:span text:style-name="T7">Faults</text:span></text:p>
          </draw:text-box>
        </draw:frame>
        <draw:frame draw:style-name="gr21" draw:text-style-name="P13" draw:layer="layout" svg:width="2.615cm" svg:height="0.762cm" svg:x="17.637cm" svg:y="22.209cm">
          <draw:text-box>
            <text:p text:style-name="P1"><text:span text:style-name="T7">No Faults</text:span></text:p>
          </draw:text-box>
        </draw:frame>
        <draw:frame draw:style-name="gr22" draw:text-style-name="P13" draw:layer="layout" svg:width="2.397cm" svg:height="0.829cm" svg:x="17.898cm" svg:y="25.39cm">
          <draw:text-box>
            <text:p text:style-name="P1"><text:span text:style-name="T7">Working</text:span></text:p>
          </draw:text-box>
        </draw:frame>
        <draw:frame draw:style-name="gr23" draw:text-style-name="P13" draw:layer="layout" svg:width="2.396cm" svg:height="0.725cm" svg:x="9.255cm" svg:y="25.19cm">
          <draw:text-box>
            <text:p text:style-name="P1"><text:span text:style-name="T7">Rejected</text:span></text:p>
          </draw:text-box>
        </draw:frame>
        <draw:custom-shape draw:style-name="gr19" draw:text-style-name="P11" draw:layer="layout" svg:width="0.479cm" svg:height="1.117cm" svg:x="14.49cm" svg:y="20.598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3.38cm" svg:height="1.474cm" svg:x="12.707cm" svg:y="18.965cm">
          <draw:text-box>
            <text:p text:style-name="P1"><text:span text:style-name="T7">Manufactured Chips</text:span></text:p>
          </draw:text-box>
        </draw:frame>
        <draw:frame draw:style-name="gr25" draw:text-style-name="P13" draw:layer="layout" svg:width="3.355cm" svg:height="0.887cm" svg:x="13.012cm" svg:y="21.447cm">
          <draw:text-box>
            <text:p text:style-name="P1"><text:span text:style-name="T7">Classif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bajeet </meta:initial-creator>
    <meta:creation-date>2014-03-26T14:04:35</meta:creation-date>
    <dc:date>2014-03-31T01:05:45</dc:date>
    <dc:creator>nabajeet </dc:creator>
    <meta:editing-duration>PT41M24S</meta:editing-duration>
    <meta:editing-cycles>4</meta:editing-cycles>
    <meta:generator>LibreOffice/3.5$Linux_x86 LibreOffice_project/350m1$Build-2</meta:generator>
    <meta:document-statistic meta:object-count="57"/>
  </office:meta>
</office:document-meta>
</file>